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hauderfehn</text:p>
          </table:table-cell>
          <table:table-cell office:value-type="float" office:value="32" calcext:value-type="float">
            <text:p>32</text:p>
          </table:table-cell>
          <table:table-cell office:value-type="float" office:value="402820" calcext:value-type="float">
            <text:p>402820</text:p>
          </table:table-cell>
          <table:table-cell office:value-type="float" office:value="5889634" calcext:value-type="float">
            <text:p>5889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31" calcext:value-type="float">
            <text:p>31</text:p>
          </table:table-cell>
          <table:table-cell office:value-type="float" office:value="628701" calcext:value-type="float">
            <text:p>628701</text:p>
          </table:table-cell>
          <table:table-cell office:value-type="float" office:value="5803896" calcext:value-type="float">
            <text:p>5803896</text:p>
          </table:table-cell>
          <table:table-cell/>
          <table:table-cell office:value-type="float" office:value="-173000" calcext:value-type="float">
            <text:p>-173000</text:p>
          </table:table-cell>
          <table:table-cell table:formula="of:=[.D1]-[.D2]" office:value-type="float" office:value="85738" calcext:value-type="float">
            <text:p>85738</text:p>
          </table:table-cell>
          <table:table-cell table:formula="of:=ROUND([.F2]/1000/198*156) + 156" office:value-type="float" office:value="20" calcext:value-type="float">
            <text:p>20</text:p>
          </table:table-cell>
          <table:table-cell table:formula="of:=ROUND([.G2]/1000/198*156) + 156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Hannover</text:p>
          </table:table-cell>
          <table:table-cell office:value-type="float" office:value="32" calcext:value-type="float">
            <text:p>32</text:p>
          </table:table-cell>
          <table:table-cell office:value-type="float" office:value="550282" calcext:value-type="float">
            <text:p>550282</text:p>
          </table:table-cell>
          <table:table-cell office:value-type="float" office:value="5802943" calcext:value-type="float">
            <text:p>5802943</text:p>
          </table:table-cell>
          <table:table-cell/>
          <table:table-cell table:formula="of:=[.C3]-[.C1]" office:value-type="float" office:value="147462" calcext:value-type="float">
            <text:p>147462</text:p>
          </table:table-cell>
          <table:table-cell table:formula="of:=[.D1]-[.D3]" office:value-type="float" office:value="86691" calcext:value-type="float">
            <text:p>86691</text:p>
          </table:table-cell>
          <table:table-cell table:formula="of:=ROUND([.F3]/1000/198*156) + 156" office:value-type="float" office:value="272" calcext:value-type="float">
            <text:p>272</text:p>
          </table:table-cell>
          <table:table-cell table:formula="of:=ROUND([.G3]/1000/198*156) + 156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Helgoland</text:p>
          </table:table-cell>
          <table:table-cell office:value-type="float" office:value="32" calcext:value-type="float">
            <text:p>32</text:p>
          </table:table-cell>
          <table:table-cell office:value-type="float" office:value="427252" calcext:value-type="float">
            <text:p>427252</text:p>
          </table:table-cell>
          <table:table-cell office:value-type="float" office:value="6004401" calcext:value-type="float">
            <text:p>6004401</text:p>
          </table:table-cell>
          <table:table-cell/>
          <table:table-cell table:formula="of:=[.C4]-[.C1]" office:value-type="float" office:value="24432" calcext:value-type="float">
            <text:p>24432</text:p>
          </table:table-cell>
          <table:table-cell table:formula="of:=[.D1]-[.D4]" office:value-type="float" office:value="-114767" calcext:value-type="float">
            <text:p>-114767</text:p>
          </table:table-cell>
          <table:table-cell table:formula="of:=ROUND([.F4]/1000/198*156) + 156" office:value-type="float" office:value="175" calcext:value-type="float">
            <text:p>175</text:p>
          </table:table-cell>
          <table:table-cell table:formula="of:=ROUND([.G4]/1000/198*156) + 156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berhausen</text:p>
          </table:table-cell>
          <table:table-cell office:value-type="float" office:value="32" calcext:value-type="float">
            <text:p>32</text:p>
          </table:table-cell>
          <table:table-cell office:value-type="float" office:value="351657" calcext:value-type="float">
            <text:p>351657</text:p>
          </table:table-cell>
          <table:table-cell office:value-type="float" office:value="5704287" calcext:value-type="float">
            <text:p>5704287</text:p>
          </table:table-cell>
          <table:table-cell/>
          <table:table-cell table:formula="of:=[.C5]-[.C1]" office:value-type="float" office:value="-51163" calcext:value-type="float">
            <text:p>-51163</text:p>
          </table:table-cell>
          <table:table-cell table:formula="of:=[.D1]-[.D5]" office:value-type="float" office:value="185347" calcext:value-type="float">
            <text:p>185347</text:p>
          </table:table-cell>
          <table:table-cell table:formula="of:=ROUND([.F5]/1000/198*156) + 156" office:value-type="float" office:value="116" calcext:value-type="float">
            <text:p>116</text:p>
          </table:table-cell>
          <table:table-cell table:formula="of:=ROUND([.G5]/1000/198*156) + 156" office:value-type="float" office:value="302" calcext:value-type="float">
            <text:p>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8:12:39.085000000</meta:creation-date>
    <dc:date>2015-03-30T19:27:20.536000000</dc:date>
    <meta:editing-duration>PT29M42S</meta:editing-duration>
    <meta:editing-cycles>11</meta:editing-cycles>
    <meta:generator>LibreOffice/4.3.5.2$Windows_x86 LibreOffice_project/3a87456aaa6a95c63eea1c1b3201acedf0751bd5</meta:generator>
    <meta:document-statistic meta:table-count="1" meta:cell-count="36" meta:object-count="0"/>
  </office:meta>
</office:document-meta>
</file>